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In order to test Twitter the program, I had to open a Twitter.txt file and read in two valid statements and two invalid statements in order to check if my methods in the Twitter.java file would work. For the invalid statements, I created a message that was over 140 characters and then I created a message that did not have any words.</text:p>
      <text:p text:style-name="Standard"/>
      <text:p text:style-name="Standard">2) During the work of this lab, I had encountered one big error in order for the program to function. An error that I encountered was when I was trying to compile the Tweet.java file. While I was trying to solve my errors, I had encountered an error where I was declaring variables that would work in an older version of java but might not work in a newer version so I would need to use a different way to declare a method in order to set the date of the mes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1-23T22:01:59</meta:creation-date>
    <dc:date>2013-01-23T22:02:24</dc:date>
    <dc:creator>Andreas Landgrebe</dc:creator>
    <meta:editing-duration>P0D</meta:editing-duration>
    <meta:editing-cycles>1</meta:editing-cycles>
    <meta:document-statistic meta:table-count="0" meta:image-count="0" meta:object-count="0" meta:page-count="1" meta:paragraph-count="2" meta:word-count="155" meta:character-count="800" meta:non-whitespace-character-count="647"/>
    <meta:generator>LibreOffice/3.5$Linux_X86_64 LibreOffice_project/350m1$Build-2</meta:generator>
  </office:meta>
</office:document-meta>
</file>